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9.634cm" fo:margin-left="-0.106cm" fo:margin-top="0cm" fo:margin-bottom="0cm" table:align="left"/>
    </style:style>
    <style:style style:name="Tableau1.A" style:family="table-column">
      <style:table-column-properties style:column-width="5.115cm"/>
    </style:style>
    <style:style style:name="Tableau1.B" style:family="table-column">
      <style:table-column-properties style:column-width="2.258cm"/>
    </style:style>
    <style:style style:name="Tableau1.C" style:family="table-column">
      <style:table-column-properties style:column-width="2.2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8.848cm" fo:margin-left="-0.106cm" fo:margin-top="0cm" fo:margin-bottom="0cm" table:align="left"/>
    </style:style>
    <style:style style:name="Tableau2.A" style:family="table-column">
      <style:table-column-properties style:column-width="6.234cm"/>
    </style:style>
    <style:style style:name="Tableau2.B" style:family="table-column">
      <style:table-column-properties style:column-width="2.612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7.375cm" fo:margin-left="-0.106cm" fo:margin-top="0cm" fo:margin-bottom="0cm" table:align="left"/>
    </style:style>
    <style:style style:name="Tableau3.A" style:family="table-column">
      <style:table-column-properties style:column-width="5.115cm"/>
    </style:style>
    <style:style style:name="Tableau3.B" style:family="table-column">
      <style:table-column-properties style:column-width="2.258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070aa8" officeooo:paragraph-rsid="00070aa8"/>
    </style:style>
    <style:style style:name="P2" style:family="paragraph" style:parent-style-name="Standard">
      <style:text-properties fo:font-size="10pt" officeooo:rsid="00070aa8" officeooo:paragraph-rsid="00070aa8" style:font-size-asian="10pt" style:font-size-complex="10pt"/>
    </style:style>
    <style:style style:name="P3" style:family="paragraph" style:parent-style-name="Standard">
      <style:text-properties fo:font-weight="bold" officeooo:rsid="00070aa8" officeooo:paragraph-rsid="00070aa8" style:font-weight-asian="bold" style:font-weight-complex="bold"/>
    </style:style>
    <style:style style:name="P4" style:family="paragraph" style:parent-style-name="Standard">
      <style:text-properties fo:font-size="10pt" fo:font-style="normal" fo:font-weight="normal" officeooo:rsid="00091a3a" officeooo:paragraph-rsid="00091a3a" style:font-size-asian="8.75pt" style:font-style-asian="normal" style:font-weight-asian="normal" style:font-size-complex="10pt" style:font-style-complex="normal" style:font-weight-complex="normal"/>
    </style:style>
    <style:style style:name="P5" style:family="paragraph" style:parent-style-name="Standard">
      <style:text-properties fo:font-size="10pt" fo:font-style="normal" fo:font-weight="normal" officeooo:rsid="00097c95" officeooo:paragraph-rsid="00097c95" style:font-size-asian="8.75pt" style:font-style-asian="normal" style:font-weight-asian="normal" style:font-size-complex="10pt" style:font-style-complex="normal" style:font-weight-complex="normal"/>
    </style:style>
    <style:style style:name="P6" style:family="paragraph" style:parent-style-name="Standard">
      <style:text-properties fo:font-size="10pt" fo:font-style="normal" fo:font-weight="normal" officeooo:rsid="000acb79" officeooo:paragraph-rsid="000acb79" style:font-size-asian="8.75pt" style:font-style-asian="normal" style:font-weight-asian="normal" style:font-size-complex="10pt" style:font-style-complex="normal" style:font-weight-complex="normal"/>
    </style:style>
    <style:style style:name="P7" style:family="paragraph" style:parent-style-name="Standard">
      <style:text-properties fo:font-size="10pt" fo:font-style="normal" fo:font-weight="normal" officeooo:rsid="000c79cb" officeooo:paragraph-rsid="000c79cb" style:font-size-asian="8.75pt" style:font-style-asian="normal" style:font-weight-asian="normal" style:font-size-complex="10pt" style:font-style-complex="normal" style:font-weight-complex="normal"/>
    </style:style>
    <style:style style:name="P8" style:family="paragraph" style:parent-style-name="Standard">
      <style:text-properties fo:font-size="10pt" fo:font-style="normal" fo:font-weight="normal" officeooo:rsid="000d0ade" officeooo:paragraph-rsid="000d0ade"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font-style="normal" fo:font-weight="normal" officeooo:rsid="00108d9b" officeooo:paragraph-rsid="00108d9b"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ab-stops/>
      </style:paragraph-properties>
    </style:style>
    <style:style style:name="P11" style:family="paragraph" style:parent-style-name="Standard">
      <style:text-properties fo:font-size="12pt" fo:font-style="normal" fo:font-weight="normal" officeooo:rsid="0012d3cf" officeooo:paragraph-rsid="0012d3cf"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15b956" officeooo:paragraph-rsid="0015b956"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97c95"/>
    </style:style>
    <style:style style:name="T3" style:family="text">
      <style:text-properties fo:font-size="10pt" fo:font-weight="bold" officeooo:rsid="00126b46" style:font-size-asian="10pt" style:font-weight-asian="bold" style:font-size-complex="10pt" style:font-weight-complex="bold"/>
    </style:style>
    <style:style style:name="T4" style:family="text">
      <style:text-properties fo:font-size="10pt" fo:font-weight="bold" style:font-size-asian="8.75pt" style:font-weight-asian="bold" style:font-size-complex="10pt" style:font-weight-complex="bold"/>
    </style:style>
    <style:style style:name="T5" style:family="text">
      <style:text-properties fo:font-size="10pt" fo:font-weight="bold" officeooo:rsid="0015ed47" style:font-size-asian="8.75pt" style:font-weight-asian="bold" style:font-size-complex="10pt" style:font-weight-complex="bold"/>
    </style:style>
    <style:style style:name="T6" style:family="text">
      <style:text-properties fo:font-size="10pt" style:font-size-asian="8.75pt" style:font-size-complex="10pt"/>
    </style:style>
    <style:style style:name="T7" style:family="text">
      <style:text-properties fo:font-size="10pt" officeooo:rsid="0015ed47" style:font-size-asian="8.75pt" style:font-size-complex="10pt"/>
    </style:style>
    <style:style style:name="T8" style:family="text">
      <style:text-properties officeooo:rsid="000d0ade"/>
    </style:style>
    <style:style style:name="T9" style:family="text">
      <style:text-properties fo:font-size="12pt" style:font-size-asian="12pt" style:font-size-complex="12pt"/>
    </style:style>
    <style:style style:name="T10" style:family="text">
      <style:text-properties officeooo:rsid="0013fe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ce 1 :</text:p>
      <text:p text:style-name="P1"/>
      <text:p text:style-name="P2"><text:span text:style-name="T9">1- a.</text:span> Le nombre de spectateurs N ayant assisté à une représentation payante en 2017 dans le cadre d’un festival correspond au rapport des recettes totales sur le prix moyen d’un billet. Donc, N vaut :</text:p>
      <text:p text:style-name="P2">N = 191 000 000 / 27</text:p>
      <text:p text:style-name="P2">=&gt; <text:span text:style-name="T1">N <text:s/>= 7 074 074 spectateurs.</text:span></text:p>
      <text:p text:style-name="P3"/>
      <text:p text:style-name="P4"><text:span text:style-name="T9">b.</text:span> Il y a deux types de calculs à obtenir les indicateurs pour chacune des années de l’ensemble des représentations.</text:p>
      <text:p text:style-name="P4">Pour le nombre de représentations, la fréquentation totale et les recettes de billetterie, il faut pour chaque année sommer les données des festivals et hors festivals. Pour le nombre moyen d’entrées et le prix moyen du billet, il faut calculer une moyenne pondérée par le nombre de représentations dans le premier cas et par le nombre d’entrées payantes calculées <text:span text:style-name="T8">dans la question</text:span> a dans le second cas.</text:p>
      <text:p text:style-name="P4"/>
      <text:p text:style-name="P4">Pour 2006, le nombre de représentations était donc de :</text:p>
      <text:p text:style-name="P4">N = <text:span text:style-name="T2">9 551 + 53 447</text:span></text:p>
      <text:p text:style-name="P5">=&gt; <text:span text:style-name="T1">N = 62 998 représentations.</text:span></text:p>
      <text:p text:style-name="P5"><text:span text:style-name="T1"/></text:p>
      <text:p text:style-name="P6">La fréquentation totale était de :</text:p>
      <text:p text:style-name="P6">F = 6 400 000 + 20 000 000</text:p>
      <text:p text:style-name="P6"><text:span text:style-name="T1">=&gt; F = 26 400 000 visiteurs.</text:span></text:p>
      <text:p text:style-name="P6"><text:span text:style-name="T1"/></text:p>
      <text:p text:style-name="P6">Les recettes de billetterie se montaient à :</text:p>
      <text:p text:style-name="P6">R = 167 000 000 + 644 000 000</text:p>
      <text:p text:style-name="P6"><text:span text:style-name="T1">=&gt; R = 811 000 000 euros.</text:span></text:p>
      <text:p text:style-name="P6"><text:span text:style-name="T1"/></text:p>
      <text:p text:style-name="P6">Le nombre moyen d’entrées était de :</text:p>
      <text:p text:style-name="P6">Nm= (670 * 9551 + 374 * 53447)/(9551 + 53447)</text:p>
      <text:p text:style-name="P6"><text:span text:style-name="T1">=&gt; Nm = 418,9 entrées.</text:span></text:p>
      <text:p text:style-name="P6"><text:span text:style-name="T1"/></text:p>
      <text:p text:style-name="P7">Enfin, le prix moyen calculé au billet était de :</text:p>
      <text:p text:style-name="P7">Pm = (26*(167000000/26) + 32*(644000000/32)/( 167000000/26+ 644000000/32)</text:p>
      <text:p text:style-name="P7">=&gt;Pm = (167000000+644000000)/(167000000/26+644000000/32)</text:p>
      <text:p text:style-name="P7"><text:span text:style-name="T1">=&gt; Pm = 31 euros.</text:span></text:p>
      <text:p text:style-name="P7"><text:span text:style-name="T1"/></text:p>
      <text:p text:style-name="P8">A l’aide des mêmes formules, on calcule les mêmes indicateurs pour l’année 2007. Les résultats sont présentés dans le tableau ci-dessous :</text:p>
      <text:p text:style-name="P8"/>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
          </table:table-cell>
          <table:table-cell table:style-name="Tableau1.A1" office:value-type="string">
            <text:p text:style-name="P10">2016</text:p>
          </table:table-cell>
          <table:table-cell table:style-name="Tableau1.A1" office:value-type="string">
            <text:p text:style-name="P10">2017</text:p>
          </table:table-cell>
        </table:table-row>
        <table:table-row table:style-name="Tableau1.1">
          <table:table-cell table:style-name="Tableau1.A1" office:value-type="string">
            <text:p text:style-name="P10">Nombre de représentations</text:p>
          </table:table-cell>
          <table:table-cell table:style-name="Tableau1.A1" office:value-type="string">
            <text:p text:style-name="P10">62998</text:p>
          </table:table-cell>
          <table:table-cell table:style-name="Tableau1.A1" office:value-type="string">
            <text:p text:style-name="P10">65420</text:p>
          </table:table-cell>
        </table:table-row>
        <table:table-row table:style-name="Tableau1.1">
          <table:table-cell table:style-name="Tableau1.A1" office:value-type="string">
            <text:p text:style-name="P10">Fréquentation totale (en millions)</text:p>
          </table:table-cell>
          <table:table-cell table:style-name="Tableau1.A1" office:value-type="string">
            <text:p text:style-name="P10">26,4</text:p>
          </table:table-cell>
          <table:table-cell table:style-name="Tableau1.A1" office:value-type="string">
            <text:p text:style-name="P10">28,7</text:p>
          </table:table-cell>
        </table:table-row>
        <table:table-row table:style-name="Tableau1.1">
          <table:table-cell table:style-name="Tableau1.A1" office:value-type="string">
            <text:p text:style-name="P10">Recettes de billetterie (en millions d’euros)</text:p>
          </table:table-cell>
          <table:table-cell table:style-name="Tableau1.A1" office:value-type="string">
            <text:p text:style-name="P10">811</text:p>
          </table:table-cell>
          <table:table-cell table:style-name="Tableau1.A1" office:value-type="string">
            <text:p text:style-name="P10">929</text:p>
          </table:table-cell>
        </table:table-row>
        <table:table-row table:style-name="Tableau1.1">
          <table:table-cell table:style-name="Tableau1.A1" office:value-type="string">
            <text:p text:style-name="P10">Nombre moyen d’entrées</text:p>
          </table:table-cell>
          <table:table-cell table:style-name="Tableau1.A1" office:value-type="string">
            <text:p text:style-name="P10">418,9</text:p>
          </table:table-cell>
          <table:table-cell table:style-name="Tableau1.A1" office:value-type="string">
            <text:p text:style-name="P10">438,8</text:p>
          </table:table-cell>
        </table:table-row>
        <table:table-row table:style-name="Tableau1.1">
          <table:table-cell table:style-name="Tableau1.A1" office:value-type="string">
            <text:p text:style-name="P10">Prix moyen calculé au billet (en euros)</text:p>
          </table:table-cell>
          <table:table-cell table:style-name="Tableau1.A1" office:value-type="string">
            <text:p text:style-name="P10">31</text:p>
          </table:table-cell>
          <table:table-cell table:style-name="Tableau1.A1" office:value-type="string">
            <text:p text:style-name="P10">32</text:p>
          </table:table-cell>
        </table:table-row>
      </table:table>
      <text:p text:style-name="Standard"/>
      <text:p text:style-name="P9"><text:span text:style-name="T9">c.</text:span> Entre 2016 et 2017, le taux d’évolution du nombre de représentations total a été de :</text:p>
      <text:p text:style-name="P9">t= ((65420 – 62998)/62998)*100</text:p>
      <text:p text:style-name="P9">=&gt; <text:span text:style-name="T1">t= 3,8 %</text:span></text:p>
      <text:p text:style-name="P9"/>
      <text:p text:style-name="P9">La même formule permet d’obtenir les taux d’évolution entre 2016 et 2017 de la fréquentation totale et des recettes de billetterie. Les résultats sont présentés dans le tableau ci-dessous :</text:p>
      <text:p text:style-name="P9"/>
      <table:table table:name="Tableau2" table:style-name="Tableau2">
        <table:table-column table:style-name="Tableau2.A"/>
        <table:table-column table:style-name="Tableau2.B"/>
        <table:table-row table:style-name="Tableau2.1">
          <table:table-cell table:style-name="Tableau2.A1" office:value-type="string">
            <text:p text:style-name="P10">Nombre de représentations</text:p>
          </table:table-cell>
          <table:table-cell table:style-name="Tableau2.A1" office:value-type="string">
            <text:p text:style-name="P10">3,8%</text:p>
          </table:table-cell>
        </table:table-row>
        <table:table-row table:style-name="Tableau2.1">
          <table:table-cell table:style-name="Tableau2.A1" office:value-type="string">
            <text:p text:style-name="P10">Fréquentation totale (en millions)</text:p>
          </table:table-cell>
          <table:table-cell table:style-name="Tableau2.A1" office:value-type="string">
            <text:p text:style-name="P10">8,7%</text:p>
          </table:table-cell>
        </table:table-row>
        <table:table-row table:style-name="Tableau2.1">
          <table:table-cell table:style-name="Tableau2.A1" office:value-type="string">
            <text:p text:style-name="P10">Recettes de billetterie (en millions d’euros)</text:p>
          </table:table-cell>
          <table:table-cell table:style-name="Tableau2.A1" office:value-type="string">
            <text:p text:style-name="P10">14,5%</text:p>
          </table:table-cell>
        </table:table-row>
      </table:table>
      <text:p text:style-name="Standard"><text:soft-page-break/>d. <text:span text:style-name="T3">Entre 2016 et 2017, on observe une augmentation sur tous les indicateurs conernant les représentations, hors festival, en festival et dans l’ensemble. Le nombre de représentations, la fréquentation globale, le nombre moyen d’entrées, le prix moyen du billet, et les recettes sont en augmentation. Mais ces hausses ne sont pas de même importance. Si le nombre de représentations croit légèrement (+3,8%), la fréquentation totale croit elle de façon plus importante, et cumulée à la hausse du prix moyen du billet, provoque une hausse plus importante encore des recettes de billetterie.</text:span></text:p>
      <text:p text:style-name="P9"/>
      <text:p text:style-name="P11">2. a.<text:span text:style-name="T6"> La fréquentation payante en 2016 des concerts de pop-rock s’obtient en utilisant la formule de l’évolution.</text:span></text:p>
      <text:p text:style-name="P11"><text:span text:style-name="T6">On sait que t = ((F2017 – F2016)/F2016) * 100</text:span></text:p>
      <text:p text:style-name="P11"><text:span text:style-name="T6">Donc F2017/F2016 – 1 = t/100</text:span></text:p>
      <text:p text:style-name="P11"><text:span text:style-name="T6">=&gt; F2017/F2016 = 1 + t/100</text:span></text:p>
      <text:p text:style-name="P11"><text:span text:style-name="T6">La fréquentation payante en 2017 des concerts de pop-rock étant non nulle, on a donc :</text:span></text:p>
      <text:p text:style-name="P11"><text:span text:style-name="T6">F2016/F2017 = 1 / (1 + t/100)</text:span></text:p>
      <text:p text:style-name="P11"><text:span text:style-name="T6">=&gt; F2016 = F2017/(1 + t/100)</text:span></text:p>
      <text:p text:style-name="P11"><text:span text:style-name="T6">=&gt; F2016 = 5,9 / (1 + 8/100)</text:span></text:p>
      <text:p text:style-name="P11"><text:span text:style-name="T6">=&gt; </text:span><text:span text:style-name="T4">F2016 = 5,5 millions de personnes.</text:span></text:p>
      <text:p text:style-name="P11"><text:span text:style-name="T4"/></text:p>
      <text:p text:style-name="P11"><text:span text:style-name="T6">Les données de fréquentation totale en 2016 des concerts des autres types de musique obtenues à l’aide de cette même formule sont présentées dans le tableau ci-dessous :</text:span></text:p>
      <text:p text:style-name="P11"><text:span text:style-name="T6"/></text:p>
      <text:p text:style-name="P11"><text:span text:style-name="T6"/></text:p>
      <table:table table:name="Tableau3" table:style-name="Tableau3">
        <table:table-column table:style-name="Tableau3.A"/>
        <table:table-column table:style-name="Tableau3.B"/>
        <table:table-row table:style-name="Tableau3.1">
          <table:table-cell table:style-name="Tableau3.A1" office:value-type="string">
            <text:p text:style-name="P10"/>
          </table:table-cell>
          <table:table-cell table:style-name="Tableau3.A1" office:value-type="string">
            <text:p text:style-name="P10">Nombre (en millions<text:span text:style-name="T10">)</text:span></text:p>
          </table:table-cell>
        </table:table-row>
        <table:table-row table:style-name="Tableau3.1">
          <table:table-cell table:style-name="Tableau3.A1" office:value-type="string">
            <text:p text:style-name="P10">Pop-Rock</text:p>
          </table:table-cell>
          <table:table-cell table:style-name="Tableau3.A1" office:value-type="string">
            <text:p text:style-name="P10">5,5</text:p>
          </table:table-cell>
        </table:table-row>
        <table:table-row table:style-name="Tableau3.1">
          <table:table-cell table:style-name="Tableau3.A1" office:value-type="string">
            <text:p text:style-name="P10">Chanson</text:p>
          </table:table-cell>
          <table:table-cell table:style-name="Tableau3.A1" office:value-type="string">
            <text:p text:style-name="P10">4,5</text:p>
          </table:table-cell>
        </table:table-row>
        <table:table-row table:style-name="Tableau3.1">
          <table:table-cell table:style-name="Tableau3.A1" office:value-type="string">
            <text:p text:style-name="P10">Humour</text:p>
          </table:table-cell>
          <table:table-cell table:style-name="Tableau3.A1" office:value-type="string">
            <text:p text:style-name="P10">4,2</text:p>
          </table:table-cell>
        </table:table-row>
        <table:table-row table:style-name="Tableau3.1">
          <table:table-cell table:style-name="Tableau3.A1" office:value-type="string">
            <text:p text:style-name="P10">Musiques électroniques</text:p>
          </table:table-cell>
          <table:table-cell table:style-name="Tableau3.A1" office:value-type="string">
            <text:p text:style-name="P10">2,8</text:p>
          </table:table-cell>
        </table:table-row>
        <table:table-row table:style-name="Tableau3.1">
          <table:table-cell table:style-name="Tableau3.A1" office:value-type="string">
            <text:p text:style-name="P10">Rap, Hip Hop, Reggae</text:p>
          </table:table-cell>
          <table:table-cell table:style-name="Tableau3.A1" office:value-type="string">
            <text:p text:style-name="P10">1,8</text:p>
          </table:table-cell>
        </table:table-row>
        <table:table-row table:style-name="Tableau3.1">
          <table:table-cell table:style-name="Tableau3.A1" office:value-type="string">
            <text:p text:style-name="P10">Jazz, blues et musiques improvisées</text:p>
          </table:table-cell>
          <table:table-cell table:style-name="Tableau3.A1" office:value-type="string">
            <text:p text:style-name="P10">1,8</text:p>
          </table:table-cell>
        </table:table-row>
        <table:table-row table:style-name="Tableau3.1">
          <table:table-cell table:style-name="Tableau3.A1" office:value-type="string">
            <text:p text:style-name="P10">Cabarets, revues</text:p>
          </table:table-cell>
          <table:table-cell table:style-name="Tableau3.A1" office:value-type="string">
            <text:p text:style-name="P10">1,4</text:p>
          </table:table-cell>
        </table:table-row>
        <table:table-row table:style-name="Tableau3.1">
          <table:table-cell table:style-name="Tableau3.A1" office:value-type="string">
            <text:p text:style-name="P10">Musiques du monde</text:p>
          </table:table-cell>
          <table:table-cell table:style-name="Tableau3.A1" office:value-type="string">
            <text:p text:style-name="P10">1,4</text:p>
          </table:table-cell>
        </table:table-row>
        <table:table-row table:style-name="Tableau3.1">
          <table:table-cell table:style-name="Tableau3.A1" office:value-type="string">
            <text:p text:style-name="P10">Comédie Musicale</text:p>
          </table:table-cell>
          <table:table-cell table:style-name="Tableau3.A1" office:value-type="string">
            <text:p text:style-name="P10">1,5</text:p>
          </table:table-cell>
        </table:table-row>
        <table:table-row table:style-name="Tableau3.1">
          <table:table-cell table:style-name="Tableau3.A1" office:value-type="string">
            <text:p text:style-name="P10">Autres</text:p>
          </table:table-cell>
          <table:table-cell table:style-name="Tableau3.A1" office:value-type="string">
            <text:p text:style-name="P10">1,7</text:p>
          </table:table-cell>
        </table:table-row>
      </table:table>
      <text:p text:style-name="Standard"/>
      <text:p text:style-name="P12">b. <text:span text:style-name="T4">La fréquentation des représentations musicales augmente entre 2016 et 2017 pour tous les types de représentation à l’exception de l’humour et des comédies musicales. Elle fait plus que doubler pour le rap, hip hop, reggae alors qu’elle croit d’à peine 3 % pour le jazz. Les représentations de rap regroupent en moyenne cinq fois plus de personnes que les représentations humoristiques. Les représentions de pop-rock engrangent presque dix fois plus de recettes que celles de musique de monde, alors que le prix moyen des billets n’est qu’un peu plus de deux fois plus élevé. </text:span><text:span text:style-name="T5">On observe que les représentations musicales qui attirent les fréquentations moyennes les plus importantes dans les plus grandes salles sont aussi celles dont les prix moyens des billets sont les plus élevé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ivière André </meta:initial-creator>
    <meta:creation-date>2020-11-13T12:54:28.126000000</meta:creation-date>
    <meta:generator>LibreOffice/6.4.6.2$Windows_X86_64 LibreOffice_project/0ce51a4fd21bff07a5c061082cc82c5ed232f115</meta:generator>
    <dc:date>2020-11-13T16:11:20.058000000</dc:date>
    <dc:creator>Rivière André </dc:creator>
    <meta:editing-duration>PT37M42S</meta:editing-duration>
    <meta:editing-cycles>12</meta:editing-cycles>
    <meta:document-statistic meta:table-count="3" meta:image-count="0" meta:object-count="0" meta:page-count="2" meta:paragraph-count="83" meta:word-count="746" meta:character-count="4317" meta:non-whitespace-character-count="3650"/>
  </office:meta>
</office:document-meta>
</file>